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0854in" svg:height="4.4402in" svg:x="3.0673in" svg:y="0in">
            <draw:object draw:notify-on-update-of-ranges="Sheet1.A2:Sheet1.A15 Sheet1.B2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013in" svg:height="4.5618in" svg:x="3.0587in" svg:y="4.8055in">
            <draw:object draw:notify-on-update-of-ranges="Sheet1.A2:Sheet1.A15 Sheet1.C2:Sheet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<text:s/>tn0</text:p>
          </table:table-cell>
          <table:table-cell office:value-type="string" calcext:value-type="string">
            <text:p><text:s/>k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077593" calcext:value-type="float">
            <text:p>7.7593E-006</text:p>
          </table:table-cell>
          <table:table-cell office:value-type="float" office:value="17.2975" calcext:value-type="float">
            <text:p>17.29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0888433" calcext:value-type="float">
            <text:p>8.88433E-006</text:p>
          </table:table-cell>
          <table:table-cell office:value-type="float" office:value="14.9974" calcext:value-type="float">
            <text:p>14.997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103932" calcext:value-type="float">
            <text:p>1.03932E-005</text:p>
          </table:table-cell>
          <table:table-cell office:value-type="float" office:value="12.6724" calcext:value-type="float">
            <text:p>12.672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118798" calcext:value-type="float">
            <text:p>1.18798E-005</text:p>
          </table:table-cell>
          <table:table-cell office:value-type="float" office:value="10.6405" calcext:value-type="float">
            <text:p>10.640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139143" calcext:value-type="float">
            <text:p>1.39143E-005</text:p>
          </table:table-cell>
          <table:table-cell office:value-type="float" office:value="8.65649" calcext:value-type="float">
            <text:p>8.6564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159357" calcext:value-type="float">
            <text:p>1.59357E-005</text:p>
          </table:table-cell>
          <table:table-cell office:value-type="float" office:value="7.14321" calcext:value-type="float">
            <text:p>7.1432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241512" calcext:value-type="float">
            <text:p>2.41512E-005</text:p>
          </table:table-cell>
          <table:table-cell office:value-type="float" office:value="4.12128" calcext:value-type="float">
            <text:p>4.1212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268574" calcext:value-type="float">
            <text:p>2.68574E-005</text:p>
          </table:table-cell>
          <table:table-cell office:value-type="float" office:value="3.45289" calcext:value-type="float">
            <text:p>3.4528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289804" calcext:value-type="float">
            <text:p>2.89804E-005</text:p>
          </table:table-cell>
          <table:table-cell office:value-type="float" office:value="3.00152" calcext:value-type="float">
            <text:p>3.001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309201" calcext:value-type="float">
            <text:p>3.09201E-005</text:p>
          </table:table-cell>
          <table:table-cell office:value-type="float" office:value="2.6176" calcext:value-type="float">
            <text:p>2.617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317274" calcext:value-type="float">
            <text:p>3.17274E-005</text:p>
          </table:table-cell>
          <table:table-cell office:value-type="float" office:value="2.44198" calcext:value-type="float">
            <text:p>2.441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317426" calcext:value-type="float">
            <text:p>3.17426E-005</text:p>
          </table:table-cell>
          <table:table-cell office:value-type="float" office:value="2.35558" calcext:value-type="float">
            <text:p>2.355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311411" calcext:value-type="float">
            <text:p>3.11411E-005</text:p>
          </table:table-cell>
          <table:table-cell office:value-type="float" office:value="2.32684" calcext:value-type="float">
            <text:p>2.326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280341" calcext:value-type="float">
            <text:p>2.80341E-005</text:p>
          </table:table-cell>
          <table:table-cell office:value-type="float" office:value="2.55548" calcext:value-type="float">
            <text:p>2.55548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 table:number-rows-repeated="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 table:number-rows-repeated="1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1:49:35.6868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4:10:05</meta:creation-date>
    <dc:date>2015-04-18T12:04:44.731298000</dc:date>
    <meta:editing-duration>PT16M</meta:editing-duration>
    <meta:editing-cycles>4</meta:editing-cycles>
    <meta:generator>LibreOffice/4.3.6.2$MacOSX_x86 LibreOffice_project/d50a87b2e514536ed401c18000dad4660b6a169e</meta:generator>
    <meta:document-statistic meta:table-count="1" meta:cell-count="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58cm" svg:height="11.279cm" xlink:href=".." xlink:type="simple" chart:class="chart:scatter" chart:style-name="ch1">
        <chart:title svg:x="5.607cm" svg:y="0.36cm" chart:style-name="ch2">
          <text:p>tn0 VS Temperature</text:p>
        </chart:title>
        <chart:subtitle svg:x="5.197cm" svg:y="1.353cm" chart:style-name="ch3">
          <text:p>Fe contaminated B-doped Si</text:p>
        </chart:subtitle>
        <chart:plot-area chart:style-name="ch4" table:cell-range-address="Sheet1.A2:Sheet1.B15" svg:x="1.284cm" svg:y="2.211cm" svg:width="13.865cm" svg:height="7.898cm">
          <chartooo:coordinate-region svg:x="3.252cm" svg:y="2.402cm" svg:width="11.607cm" svg:height="7.078cm"/>
          <chart:axis chart:dimension="x" chart:name="primary-x" chart:style-name="ch5">
            <chart:title svg:x="7.813cm" svg:y="10.334cm" chart:style-name="ch6">
              <text:p>T (K)</text:p>
            </chart:title>
          </chart:axis>
          <chart:axis chart:dimension="y" chart:name="primary-y" chart:style-name="ch7">
            <chart:title svg:x="0.071cm" svg:y="6.371cm" chart:style-name="ch8">
              <text:p>tn0 (s)</text:p>
            </chart:title>
            <chart:grid chart:style-name="ch9" chart:class="major"/>
          </chart:axis>
          <chart:series chart:style-name="ch10" chart:values-cell-range-address="Sheet1.B2:Sheet1.B15" chart:class="chart:scatter">
            <chart:domain table:cell-range-address="Sheet1.A2:Sheet1.A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5</svg:desc>
                </draw:g>
              </table:table-cell>
              <table:table-cell office:value-type="float" office:value="0.0000077593">
                <text:p>0.0000077593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0.00000888433">
                <text:p>0.00000888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0.0000103932">
                <text:p>0.0000103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">
                <text:p>433</text:p>
              </table:table-cell>
              <table:table-cell office:value-type="float" office:value="0.0000118798">
                <text:p>0.0000118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0.0000139143">
                <text:p>0.0000139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0.0000159357">
                <text:p>0.0000159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">
                <text:p>388</text:p>
              </table:table-cell>
              <table:table-cell office:value-type="float" office:value="0.0000241512">
                <text:p>0.0000241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8">
                <text:p>378</text:p>
              </table:table-cell>
              <table:table-cell office:value-type="float" office:value="0.0000268574">
                <text:p>0.0000268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  <table:table-cell office:value-type="float" office:value="0.0000289804">
                <text:p>0.0000289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">
                <text:p>353</text:p>
              </table:table-cell>
              <table:table-cell office:value-type="float" office:value="0.0000309201">
                <text:p>0.0000309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">
                <text:p>343</text:p>
              </table:table-cell>
              <table:table-cell office:value-type="float" office:value="0.0000317274">
                <text:p>0.0000317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0.0000317426">
                <text:p>0.0000317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3">
                <text:p>323</text:p>
              </table:table-cell>
              <table:table-cell office:value-type="float" office:value="0.0000311411">
                <text:p>0.0000311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9">
                <text:p>309</text:p>
              </table:table-cell>
              <table:table-cell office:value-type="float" office:value="0.0000280341">
                <text:p>0.0000280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 LibreOffice_project/d50a87b2e514536ed401c18000dad4660b6a16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74cm" svg:height="11.588cm" xlink:href=".." xlink:type="simple" chart:class="chart:scatter" chart:style-name="ch1">
        <chart:title svg:x="5.716cm" svg:y="0.366cm" chart:style-name="ch2">
          <text:p>k VS Temperature</text:p>
        </chart:title>
        <chart:subtitle svg:x="5.105cm" svg:y="1.365cm" chart:style-name="ch3">
          <text:p>Fe contaminated B-doped Si</text:p>
        </chart:subtitle>
        <chart:plot-area chart:style-name="ch4" table:cell-range-address="Sheet1.A2:Sheet1.A15 Sheet1.C2:Sheet1.C15" svg:x="1.917cm" svg:y="2.228cm" svg:width="13.051cm" svg:height="8.182cm">
          <chartooo:coordinate-region svg:x="2.569cm" svg:y="2.418cm" svg:width="12.108cm" svg:height="7.363cm"/>
          <chart:axis chart:dimension="x" chart:name="primary-x" chart:style-name="ch5">
            <chart:title svg:x="8.039cm" svg:y="10.641cm" chart:style-name="ch6">
              <text:p>T (K)</text:p>
            </chart:title>
          </chart:axis>
          <chart:axis chart:dimension="y" chart:name="primary-y" chart:style-name="ch5">
            <chart:title svg:x="0cm" svg:y="6.874cm" chart:style-name="ch7">
              <text:p>k (unitless)</text:p>
            </chart:title>
            <chart:grid chart:style-name="ch8" chart:class="major"/>
          </chart:axis>
          <chart:series chart:style-name="ch9" chart:values-cell-range-address="Sheet1.C2:Sheet1.C15" chart:class="chart:scatter">
            <chart:domain table:cell-range-address="Sheet1.A2:Sheet1.A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5</svg:desc>
                </draw:g>
              </table:table-cell>
              <table:table-cell office:value-type="float" office:value="17.2975">
                <text:p>17.2975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14.9974">
                <text:p>14.9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12.6724">
                <text:p>12.6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3">
                <text:p>433</text:p>
              </table:table-cell>
              <table:table-cell office:value-type="float" office:value="10.6405">
                <text:p>10.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8.65649">
                <text:p>8.6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7.14321">
                <text:p>7.14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8">
                <text:p>388</text:p>
              </table:table-cell>
              <table:table-cell office:value-type="float" office:value="4.12128">
                <text:p>4.12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8">
                <text:p>378</text:p>
              </table:table-cell>
              <table:table-cell office:value-type="float" office:value="3.45289">
                <text:p>3.45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  <table:table-cell office:value-type="float" office:value="3.00152">
                <text:p>3.00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3">
                <text:p>353</text:p>
              </table:table-cell>
              <table:table-cell office:value-type="float" office:value="2.6176">
                <text:p>2.6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3">
                <text:p>343</text:p>
              </table:table-cell>
              <table:table-cell office:value-type="float" office:value="2.44198">
                <text:p>2.44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">
                <text:p>333</text:p>
              </table:table-cell>
              <table:table-cell office:value-type="float" office:value="2.35558">
                <text:p>2.35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3">
                <text:p>323</text:p>
              </table:table-cell>
              <table:table-cell office:value-type="float" office:value="2.32684">
                <text:p>2.32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9">
                <text:p>309</text:p>
              </table:table-cell>
              <table:table-cell office:value-type="float" office:value="2.55548">
                <text:p>2.555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MacOSX_x86 LibreOffice_project/d50a87b2e514536ed401c18000dad4660b6a169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